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paragraph-rsid="00087c7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2pt" style:text-underline-style="solid" style:text-underline-width="auto" style:text-underline-color="font-color" fo:font-weight="bold" officeooo:paragraph-rsid="000a3b7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sans-serif" fo:font-size="12pt" fo:font-weight="normal" officeooo:rsid="00087c78" officeooo:paragraph-rsid="00087c7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sans-serif" fo:font-size="12pt" style:text-underline-style="none" fo:font-weight="bold" officeooo:paragraph-rsid="00087c7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paragraph-rsid="000a3b7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monospace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monospace" fo:font-size="12pt" fo:font-weight="normal" officeooo:rsid="00087c78" officeooo:paragraph-rsid="00087c78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ff" style:font-name="sans-serif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ff" style:font-name="monospac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monospace"/>
    </style:style>
    <style:style style:name="T2" style:family="text">
      <style:text-properties officeooo:rsid="00087c78"/>
    </style:style>
    <style:style style:name="T3" style:family="text">
      <style:text-properties style:text-position="super 58%" officeooo:rsid="00087c78"/>
    </style:style>
    <style:style style:name="T4" style:family="text">
      <style:text-properties style:text-position="0% 100%"/>
    </style:style>
    <style:style style:name="T5" style:family="text">
      <style:text-properties officeooo:rsid="000a3b7b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/>
    </style:style>
    <style:style style:name="T8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Brandon Salazar</text:span></text:p>
      <text:p text:style-name="P5"><text:span text:style-name="T2">CSE 020</text:span></text:p>
      <text:p text:style-name="P5"><text:span text:style-name="T2">Lab 2</text:span></text:p>
      <text:p text:style-name="P5"><text:span text:style-name="T2">September 5</text:span><text:span text:style-name="T3">th</text:span><text:span text:style-name="T2"> 2017</text:span></text:p>
      <text:p text:style-name="P2"/>
      <text:p text:style-name="P3"><text:span text:style-name="T5">Interviewee Information</text:span></text:p>
      <text:p text:style-name="P3"/>
      <text:p text:style-name="P6"><text:span text:style-name="T7">I interviewed Gerardo.</text:span></text:p>
      <text:p text:style-name="P11"><text:span text:style-name="T7">He is a First year with a CSE major.</text:span></text:p>
      <text:p text:style-name="P11"><text:span text:style-name="T7">He likes Video Games and the color Purple.</text:span></text:p>
      <text:p text:style-name="P11"><text:span text:style-name="T7">He lives On Campus in Tuolemme.</text:span></text:p>
      <text:p text:style-name="P6"><text:span text:style-name="T7">I do know him and we live in the same college.</text:span></text:p>
      <text:p text:style-name="P6"><text:span text:style-name="T7"/></text:p>
      <text:p text:style-name="P6"><text:span text:style-name="T7"/></text:p>
      <text:p text:style-name="P3"><text:span text:style-name="T5"><text:s/></text:span>Brainstorm Level of Understanding</text:p>
      <text:p text:style-name="P1"/>
      <text:p text:style-name="P9">1. If I have the following line, what output would it produce? </text:p>
      <text:p text:style-name="P9"/>
      <text:p text:style-name="P9">// <text:span text:style-name="T1">System.out.println(“This is lab2”); </text:span></text:p>
      <text:p text:style-name="P1"><text:span text:style-name="T1"/></text:p>
      <text:p text:style-name="P4"><text:span text:style-name="T1">It would produce a comment.</text:span></text:p>
      <text:p text:style-name="P1"/>
      <text:p text:style-name="P9">2. Is there a discernible output difference between the following two <text:s text:c="3"/>lines by <text:s/>themselves: </text:p>
      <text:p text:style-name="P9"/>
      <text:p text:style-name="P10">a.System.out.print(“This is output”); </text:p>
      <text:p text:style-name="P10"/>
      <text:p text:style-name="P7"><text:span text:style-name="T8">b.System.out.println(“This is output”);</text:span> </text:p>
      <text:p text:style-name="P7"/>
      <text:p text:style-name="P8">There is a big difference: output “a” does not produce a new line after it is run by the console, meanwhile, output “b” produces a new line after being run on the console due to the fact that it has the “ln” (which means new line) at the end of the statement.</text:p>
      <text:p text:style-name="P7"/>
      <text:p text:style-name="P9">3. Is there a discernible output difference between the following two sets of lines: </text:p>
      <text:p text:style-name="P10"/>
      <text:p text:style-name="P10">a.System.out.print(“This is output”); </text:p>
      <text:p text:style-name="P10">System.out.println(“Is it really?”); </text:p>
      <text:p text:style-name="P10"/>
      <text:p text:style-name="P10">b.System.out.println(“This is output”); </text:p>
      <text:p text:style-name="P10">System.out.println(“Is it really?”); </text:p>
      <text:p text:style-name="P7"/>
      <text:p text:style-name="P8">There is a difference between both lines, output “a” when run in the console will output:</text:p>
      <text:p text:style-name="P8"/>
      <text:p text:style-name="P8">This is outputIs it really?</text:p>
      <text:p text:style-name="P8"/>
      <text:p text:style-name="P8">At the end of the above statement, a new line will begin because “System.out.prinln” was utilized.</text:p>
      <text:p text:style-name="P8"/>
      <text:p text:style-name="P8">Output “b” will when run in the console will output as follows:</text:p>
      <text:p text:style-name="P8"><text:soft-page-break/></text:p>
      <text:p text:style-name="P8">This is output</text:p>
      <text:p text:style-name="P8">Is it really?</text:p>
      <text:p text:style-name="P8"/>
      <text:p text:style-name="P8">After each statement there is a new line which produces the more readable output.</text:p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1:06:58.890479573</meta:creation-date>
    <dc:date>2017-09-05T11:21:24.618690608</dc:date>
    <meta:editing-duration>PT2M35S</meta:editing-duration>
    <meta:editing-cycles>1</meta:editing-cycles>
    <meta:document-statistic meta:table-count="0" meta:image-count="0" meta:object-count="0" meta:page-count="2" meta:paragraph-count="30" meta:word-count="240" meta:character-count="1462" meta:non-whitespace-character-count="1237"/>
    <meta:generator>LibreOffice/5.1.4.2$Linux_X86_64 LibreOffice_project/10m0$Build-2</meta:generator>
  </office:meta>
</office:document-meta>
</file>